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>
      <style:table-cell-properties fo:background-color="#cfe7f5"/>
    </style:style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table-cell-properties fo:background-color="#bfe3c7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00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number-columns-repeated="4" table:default-cell-style-name="ce8"/>
        <table:table-row table:style-name="ro1">
          <table:table-cell table:style-name="ce1" office:value-type="string" calcext:value-type="string">
            <text:p>Lat</text:p>
          </table:table-cell>
          <table:table-cell table:style-name="ce2" office:value-type="float" office:value="45" calcext:value-type="float">
            <text:p>45</text:p>
          </table:table-cell>
          <table:table-cell table:style-name="Default"/>
          <table:table-cell table:style-name="ce6" office:value-type="string" calcext:value-type="string">
            <text:p>distance to equator</text:p>
          </table:table-cell>
          <table:table-cell table:formula="of:=[.B1]*[.B2]/180" office:value-type="float" office:value="3000" calcext:value-type="float">
            <text:p>3000</text:p>
          </table:table-cell>
          <table:table-cell office:value-type="string" calcext:value-type="string">
            <text:p>Sun elevation</text:p>
          </table:table-cell>
          <table:table-cell/>
          <table:table-cell office:value-type="string" calcext:value-type="string">
            <office:annotation draw:style-name="gr1" draw:text-style-name="P2" svg:width="28.99mm" svg:height="13.86mm" svg:x="232.76mm" svg:y="0mm" draw:caption-point-x="-6.1mm" draw:caption-point-y="0.1mm">
              <dc:date>2019-08-02T00:00:00</dc:date>
              <text:p text:style-name="P1">a sinus factor for the flux reduction due to angle</text:p>
            </office:annotation>
            <text:p>sinus</text:p>
          </table:table-cell>
          <table:table-cell office:value-type="string" calcext:value-type="string">
            <office:annotation draw:style-name="gr2" draw:text-style-name="P2" svg:width="28.99mm" svg:height="21.76mm" svg:x="255.34mm" svg:y="0mm" draw:caption-point-x="-6.1mm" draw:caption-point-y="0.1mm">
              <dc:date>2019-08-02T00:00:00</dc:date>
              <text:p text:style-name="P1">another sinus factor for increased length through atmosphere</text:p>
            </office:annotation>
            <text:p>sinus squared</text:p>
          </table:table-cell>
          <table:table-cell office:value-type="string" calcext:value-type="string">
            <text:p>total attenuation</text:p>
          </table:table-cell>
        </table:table-row>
        <table:table-row table:style-name="ro2">
          <table:table-cell table:style-name="ce1" office:value-type="string" calcext:value-type="string">
            <text:p>Earth half circumference</text:p>
          </table:table-cell>
          <table:table-cell table:style-name="ce3" office:value-type="float" office:value="12000" calcext:value-type="float">
            <office:annotation draw:style-name="gr3" draw:text-style-name="P2" svg:width="28.99mm" svg:height="9.91mm" svg:x="88.67mm" svg:y="8.54mm" draw:caption-point-x="0mm" draw:caption-point-y="0mm">
              <dc:date>2019-08-02T00:00:00</dc:date>
              <text:p text:style-name="P1">use same units</text:p>
              <text:p text:style-name="P1">for these 2</text:p>
            </office:annotation>
            <text:p>12000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sun altitude</text:p>
          </table:table-cell>
          <table:table-cell table:style-name="ce3" office:value-type="float" office:value="3000" calcext:value-type="float">
            <text:p>3000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Cancer/Capricorn</text:p>
          </table:table-cell>
          <table:table-cell table:style-name="ce4" table:formula="of:=23+26/60" office:value-type="float" office:value="23.4333333333333" calcext:value-type="float">
            <text:p>23</text:p>
          </table:table-cell>
          <table:table-cell table:style-name="ce6" office:value-type="string" calcext:value-type="string">
            <text:p>distance to equator</text:p>
          </table:table-cell>
          <table:table-cell table:formula="of:=[.C4]*[.B2]/180" office:value-type="float" office:value="1562.22222222222" calcext:value-type="float">
            <text:p>156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quinox</text:p>
          </table:table-cell>
          <table:table-cell/>
          <table:table-cell table:style-name="ce6" office:value-type="string" calcext:value-type="string">
            <text:p>distance to the su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on</text:p>
          </table:table-cell>
          <table:table-cell office:value-type="string" calcext:value-type="string">
            <text:p>b1</text:p>
          </table:table-cell>
          <table:table-cell table:formula="of:=[.E1]" office:value-type="float" office:value="3000" calcext:value-type="float">
            <text:p>3000</text:p>
          </table:table-cell>
          <table:table-cell office:value-type="string" calcext:value-type="string">
            <text:p>d1</text:p>
          </table:table-cell>
          <table:table-cell table:formula="of:=SQRT([.$B$3]*[.$B$3]+[.C7]*[.C7])" office:value-type="float" office:value="4242.64068711929" calcext:value-type="float">
            <text:p>4243</text:p>
          </table:table-cell>
          <table:table-cell table:style-name="ce7" office:value-type="string" calcext:value-type="string">
            <text:p>a1</text:p>
          </table:table-cell>
          <table:table-cell table:formula="of:=DEGREES(ATAN([.$B$3]/[.C7]))" office:value-type="float" office:value="45" calcext:value-type="float">
            <text:p>45,0000</text:p>
          </table:table-cell>
          <table:table-cell table:formula="of:=SIN(RADIANS([.G7]))" office:value-type="float" office:value="0.707106781186547" calcext:value-type="float">
            <text:p>0,7071</text:p>
          </table:table-cell>
          <table:table-cell table:formula="of:=[.H7]*[.H7]" office:value-type="float" office:value="0.5" calcext:value-type="float">
            <text:p>0,5000</text:p>
          </table:table-cell>
          <table:table-cell table:style-name="ce9" table:formula="of:=[.I7]/[.G9]" office:value-type="float" office:value="0.1" calcext:value-type="float">
            <text:p>0,1000</text:p>
          </table:table-cell>
        </table:table-row>
        <table:table-row table:style-name="ro2">
          <table:table-cell office:value-type="string" calcext:value-type="string">
            <text:p>midnight</text:p>
          </table:table-cell>
          <table:table-cell office:value-type="string" calcext:value-type="string">
            <text:p>b2</text:p>
          </table:table-cell>
          <table:table-cell table:formula="of:=[.$B$2]-[.E1]" office:value-type="float" office:value="9000" calcext:value-type="float">
            <text:p>9000</text:p>
          </table:table-cell>
          <table:table-cell office:value-type="string" calcext:value-type="string">
            <text:p>d2</text:p>
          </table:table-cell>
          <table:table-cell table:formula="of:=SQRT([.$B$3]*[.$B$3]+[.C8]*[.C8])" office:value-type="float" office:value="9486.83298050514" calcext:value-type="float">
            <text:p>9487</text:p>
          </table:table-cell>
          <table:table-cell table:style-name="ce7" office:value-type="string" calcext:value-type="string">
            <text:p>a2</text:p>
          </table:table-cell>
          <table:table-cell table:formula="of:=DEGREES(ATAN([.$B$3]/[.C8]))" office:value-type="float" office:value="18.434948822922" calcext:value-type="float">
            <text:p>18,4349</text:p>
          </table:table-cell>
          <table:table-cell table:formula="of:=SIN(RADIANS([.G8]))" office:value-type="float" office:value="0.316227766016838" calcext:value-type="float">
            <text:p>0,3162</text:p>
          </table:table-cell>
          <table:table-cell table:formula="of:=[.H8]*[.H8]" office:value-type="float" office:value="0.1" calcext:value-type="float">
            <text:p>0,1000</text:p>
          </table:table-cell>
          <table:table-cell table:style-name="ce9" table:formula="of:=[.I8]/[.G9]" office:value-type="float" office:value="0.02" calcext:value-type="float">
            <text:p>0,02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2/d1</text:p>
          </table:table-cell>
          <table:table-cell table:formula="of:=[.E8]/[.E7]" office:value-type="float" office:value="2.23606797749979" calcext:value-type="float">
            <text:p>2</text:p>
          </table:table-cell>
          <table:table-cell table:style-name="ce7" office:value-type="string" calcext:value-type="string">
            <text:p>ratio squared</text:p>
          </table:table-cell>
          <table:table-cell table:style-name="ce9" table:formula="of:=[.E9]*[.E9]" office:value-type="float" office:value="5" calcext:value-type="float">
            <text:p>5,00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inter solstice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noon</text:p>
          </table:table-cell>
          <table:table-cell office:value-type="string" calcext:value-type="string">
            <text:p>b1</text:p>
          </table:table-cell>
          <table:table-cell table:formula="of:=[.E1]+[.E4]" office:value-type="float" office:value="4562.22222222222" calcext:value-type="float">
            <text:p>4562</text:p>
          </table:table-cell>
          <table:table-cell office:value-type="string" calcext:value-type="string">
            <text:p>d1</text:p>
          </table:table-cell>
          <table:table-cell table:formula="of:=SQRT([.$B$3]*[.$B$3]+[.C11]*[.C11])" office:value-type="float" office:value="5460.20801846764" calcext:value-type="float">
            <text:p>5460</text:p>
          </table:table-cell>
          <table:table-cell table:style-name="ce7" office:value-type="string" calcext:value-type="string">
            <text:p>a1</text:p>
          </table:table-cell>
          <table:table-cell table:formula="of:=DEGREES(ATAN([.$B$3]/[.C11]))" office:value-type="float" office:value="33.3278911045392" calcext:value-type="float">
            <text:p>33,3279</text:p>
          </table:table-cell>
          <table:table-cell table:formula="of:=SIN(RADIANS([.G11]))" office:value-type="float" office:value="0.549429616940112" calcext:value-type="float">
            <text:p>0,5494</text:p>
          </table:table-cell>
          <table:table-cell table:formula="of:=[.H11]*[.H11]" office:value-type="float" office:value="0.301872903970958" calcext:value-type="float">
            <text:p>0,3019</text:p>
          </table:table-cell>
          <table:table-cell table:style-name="ce9" table:formula="of:=[.I11]/[.G13]" office:value-type="float" office:value="0.0746512924463255" calcext:value-type="float">
            <text:p>0,0747</text:p>
          </table:table-cell>
        </table:table-row>
        <table:table-row table:style-name="ro2">
          <table:table-cell office:value-type="string" calcext:value-type="string">
            <text:p>midnight</text:p>
          </table:table-cell>
          <table:table-cell office:value-type="string" calcext:value-type="string">
            <text:p>b2</text:p>
          </table:table-cell>
          <table:table-cell table:formula="of:=[.$B$2]-[.E1]+[.E4]" office:value-type="float" office:value="10562.2222222222" calcext:value-type="float">
            <text:p>10562</text:p>
          </table:table-cell>
          <table:table-cell office:value-type="string" calcext:value-type="string">
            <text:p>d2</text:p>
          </table:table-cell>
          <table:table-cell table:formula="of:=SQRT([.$B$3]*[.$B$3]+[.C12]*[.C12])" office:value-type="float" office:value="10980.0062965194" calcext:value-type="float">
            <text:p>10980</text:p>
          </table:table-cell>
          <table:table-cell table:style-name="ce7" office:value-type="string" calcext:value-type="string">
            <text:p>a2</text:p>
          </table:table-cell>
          <table:table-cell table:formula="of:=DEGREES(ATAN([.$B$3]/[.C12]))" office:value-type="float" office:value="15.8561973504076" calcext:value-type="float">
            <text:p>15,8562</text:p>
          </table:table-cell>
          <table:table-cell table:formula="of:=SIN(RADIANS([.G12]))" office:value-type="float" office:value="0.273223887034654" calcext:value-type="float">
            <text:p>0,2732</text:p>
          </table:table-cell>
          <table:table-cell table:formula="of:=[.H12]*[.H12]" office:value-type="float" office:value="0.0746512924463255" calcext:value-type="float">
            <text:p>0,0747</text:p>
          </table:table-cell>
          <table:table-cell table:style-name="ce9" table:formula="of:=[.I12]/[.G13]" office:value-type="float" office:value="0.0184608005243258" calcext:value-type="float">
            <text:p>0,01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2/d1</text:p>
          </table:table-cell>
          <table:table-cell table:formula="of:=[.E12]/[.E11]" office:value-type="float" office:value="2.01091355116555" calcext:value-type="float">
            <text:p>2</text:p>
          </table:table-cell>
          <table:table-cell table:style-name="ce7" office:value-type="string" calcext:value-type="string">
            <text:p>ratio squared</text:p>
          </table:table-cell>
          <table:table-cell table:style-name="ce9" table:formula="of:=[.E13]*[.E13]" office:value-type="float" office:value="4.04377331026124" calcext:value-type="float">
            <text:p>4,043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mmer solstice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noon</text:p>
          </table:table-cell>
          <table:table-cell office:value-type="string" calcext:value-type="string">
            <text:p>b1</text:p>
          </table:table-cell>
          <table:table-cell table:formula="of:=[.E1]-[.E4]" office:value-type="float" office:value="1437.77777777778" calcext:value-type="float">
            <text:p>1438</text:p>
          </table:table-cell>
          <table:table-cell office:value-type="string" calcext:value-type="string">
            <text:p>d1</text:p>
          </table:table-cell>
          <table:table-cell table:formula="of:=SQRT([.$B$3]*[.$B$3]+[.C15]*[.C15])" office:value-type="float" office:value="3326.74088835779" calcext:value-type="float">
            <text:p>3327</text:p>
          </table:table-cell>
          <table:table-cell table:style-name="ce7" office:value-type="string" calcext:value-type="string">
            <text:p>a1</text:p>
          </table:table-cell>
          <table:table-cell table:formula="of:=DEGREES(ATAN([.$B$3]/[.C15]))" office:value-type="float" office:value="64.3934980614844" calcext:value-type="float">
            <text:p>64,3935</text:p>
          </table:table-cell>
          <table:table-cell table:formula="of:=SIN(RADIANS([.G15]))" office:value-type="float" office:value="0.901783487406173" calcext:value-type="float">
            <text:p>0,9018</text:p>
          </table:table-cell>
          <table:table-cell table:formula="of:=[.H15]*[.H15]" office:value-type="float" office:value="0.813213458158439" calcext:value-type="float">
            <text:p>0,8132</text:p>
          </table:table-cell>
          <table:table-cell table:style-name="ce9" table:formula="of:=[.I15]/[.G17]" office:value-type="float" office:value="0.139924202157574" calcext:value-type="float">
            <text:p>0,1399</text:p>
          </table:table-cell>
        </table:table-row>
        <table:table-row table:style-name="ro2">
          <table:table-cell office:value-type="string" calcext:value-type="string">
            <text:p>midnight</text:p>
          </table:table-cell>
          <table:table-cell office:value-type="string" calcext:value-type="string">
            <text:p>b2</text:p>
          </table:table-cell>
          <table:table-cell table:formula="of:=[.$B$2]-[.E1]-[.E4]" office:value-type="float" office:value="7437.77777777778" calcext:value-type="float">
            <text:p>7438</text:p>
          </table:table-cell>
          <table:table-cell office:value-type="string" calcext:value-type="string">
            <text:p>d2</text:p>
          </table:table-cell>
          <table:table-cell table:formula="of:=SQRT([.$B$3]*[.$B$3]+[.C16]*[.C16])" office:value-type="float" office:value="8020.00862041962" calcext:value-type="float">
            <text:p>8020</text:p>
          </table:table-cell>
          <table:table-cell table:style-name="ce7" office:value-type="string" calcext:value-type="string">
            <text:p>a2</text:p>
          </table:table-cell>
          <table:table-cell table:formula="of:=DEGREES(ATAN([.$B$3]/[.C16]))" office:value-type="float" office:value="21.9665010620203" calcext:value-type="float">
            <text:p>21,9665</text:p>
          </table:table-cell>
          <table:table-cell table:formula="of:=SIN(RADIANS([.G16]))" office:value-type="float" office:value="0.374064435836359" calcext:value-type="float">
            <text:p>0,3741</text:p>
          </table:table-cell>
          <table:table-cell table:formula="of:=[.H16]*[.H16]" office:value-type="float" office:value="0.139924202157574" calcext:value-type="float">
            <text:p>0,1399</text:p>
          </table:table-cell>
          <table:table-cell table:style-name="ce9" table:formula="of:=[.I16]/[.G17]" office:value-type="float" office:value="0.0240758218558884" calcext:value-type="float">
            <text:p>0,0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2/d1</text:p>
          </table:table-cell>
          <table:table-cell table:formula="of:=[.E16]/[.E15]" office:value-type="float" office:value="2.41077044758319" calcext:value-type="float">
            <text:p>2</text:p>
          </table:table-cell>
          <table:table-cell table:style-name="ce7" office:value-type="string" calcext:value-type="string">
            <text:p>ratio squared</text:p>
          </table:table-cell>
          <table:table-cell table:style-name="ce9" table:formula="of:=[.E17]*[.E17]" office:value-type="float" office:value="5.81181415094045" calcext:value-type="float">
            <text:p>5,8118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office:value-type="string" calcext:value-type="string">
            <text:p>On the Flat Earth, How High is the Sun?</text:p>
            <text:p>http://www.nmsr.org/flatter4.htm</text:p>
            <text:p/>
          </table:table-cell>
          <table:table-cell table:number-columns-repeated="9"/>
        </table:table-row>
        <table:table-row table:style-name="ro2">
          <table:table-cell office:value-type="string" calcext:value-type="string">
            <text:p>En présumant la terre plate, et un soleil orbitant à 3000 milles au dessus,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alculons les distances et les élévations du soleil à midi et à minuit pour un observateur à 45 degrés N,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ec ces données, on peut calculer l'atténuation de la lumière solaire à minuit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'atténuation dépend du carré de la distance, de l'angle d'incidence (sinus a), et de la couche d'atmosphère traversée (sinus a)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l'atmosphère, on va supposer une densité uniforme, sinon ça nécessiterait du calcul différentiel et intégral.</text:p>
          </table:table-cell>
          <table:table-cell table:number-columns-repeated="9"/>
        </table:table-row>
        <table:table-row table:style-name="ro2" table:number-rows-repeated="104855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Pelletier</meta:initial-creator>
    <meta:creation-date>2019-08-02T01:45:36.894722193</meta:creation-date>
    <dc:date>2019-08-02T03:13:02.644738700</dc:date>
    <dc:creator>Jacques Pelletier</dc:creator>
    <meta:editing-duration>PT35M20S</meta:editing-duration>
    <meta:editing-cycles>4</meta:editing-cycles>
    <meta:generator>LibreOffice/5.1.6.2$Linux_X86_64 LibreOffice_project/10m0$Build-2</meta:generator>
    <meta:document-statistic meta:table-count="1" meta:cell-count="98" meta:object-count="0"/>
  </office:meta>
</office:document-meta>
</file>